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6cm" style:rel-column-width="16424*"/>
    </style:style>
    <style:style style:name="Tabelle1.B" style:family="table-column">
      <style:table-column-properties style:column-width="8.495cm" style:rel-column-width="32747*"/>
    </style:style>
    <style:style style:name="Tabelle1.C" style:family="table-column">
      <style:table-column-properties style:column-width="4.246cm" style:rel-column-width="1636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Technikerschule Erlangen</text:p>
          </table:table-cell>
          <table:table-cell table:style-name="Tabelle1.A1" office:value-type="string">
            <text:p text:style-name="P1">Thema: <text:s/>Javascript Einführung</text:p>
          </table:table-cell>
          <table:table-cell table:style-name="Tabelle1.C1" office:value-type="string">
            <text:p text:style-name="P1">Datum:</text:p>
          </table:table-cell>
        </table:table-row>
        <table:table-row>
          <table:table-cell table:style-name="Tabelle1.A2" office:value-type="string">
            <text:p text:style-name="P1">Internet Technologie</text:p>
          </table:table-cell>
          <table:table-cell table:style-name="Tabelle1.A2" office:value-type="string">
            <text:p text:style-name="P1">Beispiele/01_Einführung/Funktionen</text:p>
          </table:table-cell>
          <table:table-cell table:style-name="Tabelle1.C2" office:value-type="string">
            <text:p text:style-name="P1">Schuljahr 2015/16</text:p>
          </table:table-cell>
        </table:table-row>
      </table:table>
      <text:p text:style-name="Standard"/>
      <text:p text:style-name="Standard">function myFunction(){</text:p>
      <text:p text:style-name="Standard"><text:s text:c="4"/>console.log (“Hallo“);</text:p>
      <text:p text:style-name="Standard">}</text:p>
      <text:p text:style-name="Standard"/>
      <text:p text:style-name="Standard">myFunction();</text:p>
      <text:p text:style-name="Standard"/>
      <text:p text:style-name="Standard">function add ( n1,n2){</text:p>
      <text:p text:style-name="Standard"><text:s text:c="3"/>var sum = n1 + n2;</text:p>
      <text:p text:style-name="Standard"><text:s text:c="3"/>console.log(“Summe: “, sum);</text:p>
      <text:p text:style-name="Standard">}</text:p>
      <text:p text:style-name="Standard"/>
      <text:p text:style-name="Standard">add(2,3);</text:p>
      <text:p text:style-name="Standard"/>
      <text:p text:style-name="Standard">function addAll(){</text:p>
      <text:p text:style-name="Standard"><text:s/><text:tab/> var sum = 0;</text:p>
      <text:p text:style-name="Standard"><text:tab/>for (i = 0; i &lt; arguments.length; i++){</text:p>
      <text:p text:style-name="Standard"><text:s text:c="4"/><text:tab/><text:tab/>sum+= arguments[i];</text:p>
      <text:p text:style-name="Standard"><text:tab/>}</text:p>
      <text:p text:style-name="Standard"><text:tab/>return sum;</text:p>
      <text:p text:style-name="Standard">}</text:p>
      <text:p text:style-name="Standard"/>
      <text:p text:style-name="Standard">var ret = addAll(1,2,3,4,5);</text:p>
      <text:p text:style-name="Standard"/>
      <text:p text:style-name="Standard">console.log(“Summe: “, ret);</text:p>
      <text:p text:style-name="Standard"/>
      <text:p text:style-name="Standard">var addMe = function () {</text:p>
      <text:p text:style-name="Standard"><text:s text:c="6"/>return arguments[0] + arguments[1];</text:p>
      <text:p text:style-name="Standard">}</text:p>
      <text:p text:style-name="Standard"/>
      <text:p text:style-name="Standard">var myVal = addMe(1,2,);</text:p>
      <text:p text:style-name="Standard">console.log(“Summe: “,myVal);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6-01-03T22:44:08.46</meta:creation-date>
    <dc:date>2016-01-13T12:47:47.36</dc:date>
    <dc:creator>Yvonne Fitzgerald</dc:creator>
    <meta:editing-duration>PT21M46S</meta:editing-duration>
    <meta:editing-cycles>8</meta:editing-cycles>
    <meta:generator>OpenOffice/4.1.1$Win32 OpenOffice.org_project/411m6$Build-9775</meta:generator>
    <meta:document-statistic meta:table-count="1" meta:image-count="0" meta:object-count="0" meta:page-count="1" meta:paragraph-count="29" meta:word-count="76" meta:character-count="565"/>
  </office:meta>
</office:document-meta>
</file>